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Lucida Console" svg:font-family="'Lucida Console'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 style:list-style-name="L3">
      <style:text-properties fo:font-weight="normal" style:font-weight-asian="normal" style:font-weight-complex="normal"/>
    </style:style>
    <style:style style:name="P10" style:family="paragraph" style:parent-style-name="Standard" style:list-style-name="L4">
      <style:text-properties fo:font-weight="normal" style:font-weight-asian="normal" style:font-weight-complex="normal"/>
    </style:style>
    <style:style style:name="P11" style:family="paragraph" style:parent-style-name="Standard" style:list-style-name="L5"/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 style:list-style-name="L6"/>
    <style:style style:name="P14" style:family="paragraph" style:parent-style-name="Standard" style:list-style-name="L6">
      <style:text-properties fo:color="#666666"/>
    </style:style>
    <style:style style:name="P15" style:family="paragraph" style:parent-style-name="Standard" style:list-style-name="L9">
      <style:text-properties fo:color="#666666"/>
    </style:style>
    <style:style style:name="P16" style:family="paragraph" style:parent-style-name="Standard" style:list-style-name="L10">
      <style:text-properties fo:color="#666666"/>
    </style:style>
    <style:style style:name="P17" style:family="paragraph" style:parent-style-name="Standard" style:list-style-name="L14">
      <style:text-properties fo:color="#666666"/>
    </style:style>
    <style:style style:name="P18" style:family="paragraph" style:parent-style-name="Standard" style:list-style-name="L15">
      <style:text-properties fo:color="#666666"/>
    </style:style>
    <style:style style:name="P19" style:family="paragraph" style:parent-style-name="Standard" style:list-style-name="L16">
      <style:text-properties fo:color="#666666"/>
    </style:style>
    <style:style style:name="P20" style:family="paragraph" style:parent-style-name="Standard" style:list-style-name="L17">
      <style:text-properties fo:color="#666666"/>
    </style:style>
    <style:style style:name="P21" style:family="paragraph" style:parent-style-name="Standard" style:list-style-name="L18">
      <style:text-properties fo:color="#666666"/>
    </style:style>
    <style:style style:name="P22" style:family="paragraph" style:parent-style-name="Standard" style:list-style-name="L19">
      <style:text-properties fo:color="#666666"/>
    </style:style>
    <style:style style:name="P23" style:family="paragraph" style:parent-style-name="Standard" style:list-style-name="L22">
      <style:text-properties fo:color="#666666" fo:background-color="transparent"/>
    </style:style>
    <style:style style:name="P24" style:family="paragraph" style:parent-style-name="Standard" style:list-style-name="L23">
      <style:text-properties fo:color="#666666"/>
    </style:style>
    <style:style style:name="P25" style:family="paragraph" style:parent-style-name="Standard" style:list-style-name="L24">
      <style:text-properties fo:color="#666666"/>
    </style:style>
    <style:style style:name="P26" style:family="paragraph" style:parent-style-name="Standard" style:list-style-name="L25">
      <style:text-properties fo:color="#666666"/>
    </style:style>
    <style:style style:name="P27" style:family="paragraph" style:parent-style-name="Standard" style:list-style-name="L26">
      <style:text-properties fo:color="#666666"/>
    </style:style>
    <style:style style:name="P28" style:family="paragraph" style:parent-style-name="Standard" style:list-style-name="L27">
      <style:text-properties fo:color="#666666"/>
    </style:style>
    <style:style style:name="P29" style:family="paragraph" style:parent-style-name="Standard" style:list-style-name="L28">
      <style:text-properties fo:color="#666666"/>
    </style:style>
    <style:style style:name="P30" style:family="paragraph" style:parent-style-name="Standard" style:list-style-name="L29">
      <style:text-properties fo:color="#666666"/>
    </style:style>
    <style:style style:name="P31" style:family="paragraph" style:parent-style-name="Standard" style:list-style-name="L30">
      <style:text-properties fo:color="#666666"/>
    </style:style>
    <style:style style:name="P32" style:family="paragraph" style:parent-style-name="Standard" style:list-style-name="L32">
      <style:text-properties fo:color="#666666"/>
    </style:style>
    <style:style style:name="P33" style:family="paragraph" style:parent-style-name="Standard" style:list-style-name="L33">
      <style:text-properties fo:color="#666666"/>
    </style:style>
    <style:style style:name="P34" style:family="paragraph" style:parent-style-name="Standard" style:list-style-name="L34">
      <style:text-properties fo:color="#666666"/>
    </style:style>
    <style:style style:name="P35" style:family="paragraph" style:parent-style-name="Standard" style:list-style-name="L35">
      <style:text-properties fo:color="#666666"/>
    </style:style>
    <style:style style:name="P36" style:family="paragraph" style:parent-style-name="Standard" style:list-style-name="L36">
      <style:text-properties fo:color="#666666"/>
    </style:style>
    <style:style style:name="P37" style:family="paragraph" style:parent-style-name="Standard" style:list-style-name="L39">
      <style:text-properties fo:color="#666666"/>
    </style:style>
    <style:style style:name="P38" style:family="paragraph" style:parent-style-name="Standard" style:list-style-name="L42">
      <style:text-properties fo:color="#666666"/>
    </style:style>
    <style:style style:name="P39" style:family="paragraph" style:parent-style-name="Standard" style:list-style-name="L43">
      <style:text-properties fo:color="#666666"/>
    </style:style>
    <style:style style:name="P40" style:family="paragraph" style:parent-style-name="Standard" style:list-style-name="L44">
      <style:text-properties fo:color="#666666"/>
    </style:style>
    <style:style style:name="P41" style:family="paragraph" style:parent-style-name="Standard" style:list-style-name="L45">
      <style:text-properties fo:color="#666666"/>
    </style:style>
    <style:style style:name="P42" style:family="paragraph" style:parent-style-name="Standard" style:list-style-name="L47">
      <style:text-properties fo:color="#666666"/>
    </style:style>
    <style:style style:name="P43" style:family="paragraph" style:parent-style-name="Standard" style:list-style-name="L48">
      <style:text-properties fo:color="#666666"/>
    </style:style>
    <style:style style:name="P44" style:family="paragraph" style:parent-style-name="Standard" style:list-style-name="L57">
      <style:text-properties fo:color="#666666"/>
    </style:style>
    <style:style style:name="P45" style:family="paragraph" style:parent-style-name="Standard" style:list-style-name="L60">
      <style:text-properties fo:color="#666666"/>
    </style:style>
    <style:style style:name="P46" style:family="paragraph" style:parent-style-name="Standard" style:list-style-name="L61">
      <style:text-properties fo:color="#666666"/>
    </style:style>
    <style:style style:name="P47" style:family="paragraph" style:parent-style-name="Standard" style:list-style-name="L7"/>
    <style:style style:name="P48" style:family="paragraph" style:parent-style-name="Standard" style:list-style-name="L8"/>
    <style:style style:name="P49" style:family="paragraph" style:parent-style-name="Standard" style:list-style-name="L11"/>
    <style:style style:name="P50" style:family="paragraph" style:parent-style-name="Standard" style:list-style-name="L12"/>
    <style:style style:name="P51" style:family="paragraph" style:parent-style-name="Standard" style:list-style-name="L13"/>
    <style:style style:name="P52" style:family="paragraph" style:parent-style-name="Standard" style:list-style-name="L20"/>
    <style:style style:name="P53" style:family="paragraph" style:parent-style-name="Standard" style:list-style-name="L21"/>
    <style:style style:name="P54" style:family="paragraph" style:parent-style-name="Standard" style:list-style-name="L31">
      <style:text-properties fo:color="#ff3333"/>
    </style:style>
    <style:style style:name="P55" style:family="paragraph" style:parent-style-name="Standard" style:list-style-name="L38">
      <style:text-properties fo:color="#ff3333"/>
    </style:style>
    <style:style style:name="P56" style:family="paragraph" style:parent-style-name="Standard" style:list-style-name="L40">
      <style:text-properties fo:color="#ff3333"/>
    </style:style>
    <style:style style:name="P57" style:family="paragraph" style:parent-style-name="Standard" style:list-style-name="L41">
      <style:text-properties fo:color="#ff3333"/>
    </style:style>
    <style:style style:name="P58" style:family="paragraph" style:parent-style-name="Standard" style:list-style-name="L54">
      <style:text-properties fo:color="#ff3333"/>
    </style:style>
    <style:style style:name="P59" style:family="paragraph" style:parent-style-name="Standard" style:list-style-name="L55">
      <style:text-properties fo:color="#ff3333"/>
    </style:style>
    <style:style style:name="P60" style:family="paragraph" style:parent-style-name="Standard" style:list-style-name="L62">
      <style:text-properties fo:color="#ff3333"/>
    </style:style>
    <style:style style:name="P61" style:family="paragraph" style:parent-style-name="Standard" style:list-style-name="L37">
      <style:text-properties style:use-window-font-color="true"/>
    </style:style>
    <style:style style:name="P62" style:family="paragraph" style:parent-style-name="Standard" style:list-style-name="L46"/>
    <style:style style:name="P63" style:family="paragraph" style:parent-style-name="Standard" style:list-style-name="L49"/>
    <style:style style:name="P64" style:family="paragraph" style:parent-style-name="Standard" style:list-style-name="L50"/>
    <style:style style:name="P65" style:family="paragraph" style:parent-style-name="Standard" style:list-style-name="L51"/>
    <style:style style:name="P66" style:family="paragraph" style:parent-style-name="Standard" style:list-style-name="L52"/>
    <style:style style:name="P67" style:family="paragraph" style:parent-style-name="Standard" style:list-style-name="L53"/>
    <style:style style:name="P68" style:family="paragraph" style:parent-style-name="Standard" style:list-style-name="L56"/>
    <style:style style:name="P69" style:family="paragraph" style:parent-style-name="Standard" style:list-style-name="L58"/>
    <style:style style:name="P70" style:family="paragraph" style:parent-style-name="Standard" style:list-style-name="L59"/>
    <style:style style:name="P71" style:family="paragraph" style:parent-style-name="Standard" style:list-style-name="L63"/>
    <style:style style:name="T1" style:family="text">
      <style:text-properties fo:color="#666666"/>
    </style:style>
    <style:style style:name="T2" style:family="text">
      <style:text-properties fo:color="#ff33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al documentation 20171110</text:p>
      <text:p text:style-name="Standard"/>
      <text:p text:style-name="P5">Current features</text:p>
      <text:list xml:id="list5732723508711804022" text:style-name="L1">
        <text:list-item>
          <text:p text:style-name="P7">composition of letters (words, f, g, m, n, ...)</text:p>
        </text:list-item>
      </text:list>
      <text:list xml:id="list3839974597699565721" text:style-name="L2">
        <text:list-item>
          <text:p text:style-name="P8">composition of coefficients (a, b, c, d, ...)</text:p>
        </text:list-item>
        <text:list-item>
          <text:p text:style-name="P8">composition of values (x, ...)</text:p>
        </text:list-item>
      </text:list>
      <text:p text:style-name="Standard"/>
      <text:p text:style-name="P5">Todo list</text:p>
      <text:list xml:id="list7425715999624369612" text:style-name="L4">
        <text:list-item>
          <text:p text:style-name="P10">get a main example 'a simple example' showing all we can do</text:p>
        </text:list-item>
        <text:list-item>
          <text:p text:style-name="P10">get simplified dataframe: word &lt;--&gt; values and plot the tree as an example</text:p>
        </text:list-item>
        <text:list-item>
          <text:p text:style-name="P10">get all the words for a given signature (ordered in a defined way)</text:p>
        </text:list-item>
        <text:list-item>
          <text:p text:style-name="P10">finish writing minimal codes ; i.e. parts and examples ; and main.R</text:p>
        </text:list-item>
        <text:list-item>
          <text:p text:style-name="P10">writing documentation README, especially the continuous part ; and some figures</text:p>
        </text:list-item>
        <text:list-item>
          <text:p text:style-name="P10">change odt to markdown</text:p>
        </text:list-item>
        <text:list-item>
          <text:p text:style-name="P10">review all A4 documentation written</text:p>
        </text:list-item>
        <text:list-item>
          <text:p text:style-name="P10">Test another example with f=1 g=2</text:p>
        </text:list-item>
        <text:list-item>
          <text:p text:style-name="P10">with sinus?</text:p>
        </text:list-item>
        <text:list-item>
          <text:p text:style-name="P10">OK, no need more</text:p>
        </text:list-item>
      </text:list>
      <text:p text:style-name="P2"/>
      <text:p text:style-name="P5">About this documentation</text:p>
      <text:p text:style-name="Standard">Which functions are interesting alone?</text:p>
      <text:list xml:id="list6353388430355991184" text:style-name="L5">
        <text:list-item>
          <text:p text:style-name="P11"><text:span text:style-name="T1">Gris7</text:span>: pure helper function, or minor function which is probably not useful alone.</text:p>
        </text:list-item>
        <text:list-item>
          <text:p text:style-name="P11">Black: may be used in some contexts, but not so important,</text:p>
        </text:list-item>
        <text:list-item>
          <text:p text:style-name="P11"><text:span text:style-name="T2">Red</text:span>: can be used in many contexts, and useful for many purposes.</text:p>
        </text:list-item>
      </text:list>
      <text:p text:style-name="Standard"/>
      <text:p text:style-name="P5">Documentation of functions</text:p>
      <text:p text:style-name="P3">1_linear_function.R</text:p>
      <text:p text:style-name="P4">This file defines the linear function class mainly used in word tree. A linear function contains the formal slope and intercept (as strings), and the related numeric slopes of intercepts (as vector gmp numbers, since we can consider a whole range of slopes and intercepts together). We can do composition of linear functions with the %o% operator.</text:p>
      <text:p text:style-name="P4">This file is not suitable for continuous purpose, and most functions are not useful alone (there are used by word tree class). </text:p>
      <text:list xml:id="list806628091430323652" text:style-name="L6">
        <text:list-item>
          <text:p text:style-name="P13">Linear function (class): Define a linear function with slopes and intercepts</text:p>
        </text:list-item>
        <text:list-item>
          <text:p text:style-name="P14">initialize (method)</text:p>
        </text:list-item>
      </text:list>
      <text:list xml:id="list6121623572163180715" text:style-name="L7">
        <text:list-item>
          <text:p text:style-name="P47">f_base (value): The function f for testing code.</text:p>
        </text:list-item>
      </text:list>
      <text:list xml:id="list4063311348470316741" text:style-name="L8">
        <text:list-item>
          <text:p text:style-name="P48">g_base (value): The function g for testing code.</text:p>
        </text:list-item>
      </text:list>
      <text:list xml:id="list3017164584864318676" text:style-name="L9">
        <text:list-item>
          <text:p text:style-name="P15">id_n (function)</text:p>
        </text:list-item>
      </text:list>
      <text:list xml:id="list2948766842773729155" text:style-name="L10">
        <text:list-item>
          <text:p text:style-name="P16">is_defined_as_id (function)</text:p>
        </text:list-item>
      </text:list>
      <text:list xml:id="list487606460333179151" text:style-name="L11">
        <text:list-item>
          <text:p text:style-name="P49">get_inverse (function): Inverse function of a linear function</text:p>
        </text:list-item>
      </text:list>
      <text:list xml:id="list3686119635277880715" text:style-name="L12">
        <text:list-item>
          <text:p text:style-name="P50">F_base (value): Inverse function F for testing code.</text:p>
        </text:list-item>
      </text:list>
      <text:list xml:id="list3685361477969318546" text:style-name="L13">
        <text:list-item>
          <text:p text:style-name="P51">G_base (value): Inverse function G for testing code.</text:p>
        </text:list-item>
      </text:list>
      <text:list xml:id="list8035433572838783194" text:style-name="L14">
        <text:list-item>
          <text:p text:style-name="P17">printf (method)</text:p>
        </text:list-item>
      </text:list>
      <text:list xml:id="list3719497136484139898" text:style-name="L15">
        <text:list-item>
          <text:p text:style-name="P18">split_coeff (function)</text:p>
        </text:list-item>
      </text:list>
      <text:list xml:id="list2238053549235027570" text:style-name="L16">
        <text:list-item>
          <text:p text:style-name="P19">poly_expansion (function)</text:p>
        </text:list-item>
      </text:list>
      <text:list xml:id="list3621385371010177651" text:style-name="L17">
        <text:list-item>
          <text:p text:style-name="P20">compo_formal (function)</text:p>
        </text:list-item>
      </text:list>
      <text:list xml:id="list7851562922094431874" text:style-name="L18">
        <text:list-item>
          <text:p text:style-name="P21">compo_numeric (function)</text:p>
        </text:list-item>
      </text:list>
      <text:list xml:id="list7517710614636566682" text:style-name="L19">
        <text:list-item>
          <text:p text:style-name="P22">compo (method)</text:p>
        </text:list-item>
      </text:list>
      <text:list xml:id="list8823888319094470422" text:style-name="L20">
        <text:list-item>
          <text:p text:style-name="P52">`%o%` (function): Composition of two linear functions</text:p>
        </text:list-item>
      </text:list>
      <text:list xml:id="list1890028837055903679" text:style-name="L21">
        <text:list-item>
          <text:p text:style-name="P53">word2num (function): Convert word to R^{#word}, e.g. "fffgg" to c(2, 2, 1, 1, 1)</text:p>
        </text:list-item>
      </text:list>
      <text:list xml:id="list7796497089027266913" text:style-name="L22">
        <text:list-item>
          <text:p text:style-name="P23"><text:soft-page-break/>linfun_init (function): Given f and g linear functions, get the linear function related to a specific word (not useful because we can use word tree class directly with some initialization)</text:p>
        </text:list-item>
      </text:list>
      <text:p text:style-name="Standard"/>
      <text:p text:style-name="P1">2_evaluate_x.R</text:p>
      <text:p text:style-name="P2">To evaluate a word of linear functions in some values x. This is linked with the linear function class, and will be probably used only through the word tree class.</text:p>
      <text:list xml:id="list365436934523734970" text:style-name="L23">
        <text:list-item>
          <text:p text:style-name="P24">outer (function)</text:p>
        </text:list-item>
      </text:list>
      <text:list xml:id="list1842202807132095899" text:style-name="L24">
        <text:list-item>
          <text:p text:style-name="P25">rep_mat (function)</text:p>
        </text:list-item>
      </text:list>
      <text:list xml:id="list3734066280059396976" text:style-name="L25">
        <text:list-item>
          <text:p text:style-name="P26">compute_matrix_values (function)</text:p>
        </text:list-item>
      </text:list>
      <text:list xml:id="list5566457686299421835" text:style-name="L26">
        <text:list-item>
          <text:p text:style-name="P27">push_matrix_values (function)</text:p>
        </text:list-item>
      </text:list>
      <text:list xml:id="list4253102815533521935" text:style-name="L27">
        <text:list-item>
          <text:p text:style-name="P28">matrix_values_numeric (function)</text:p>
        </text:list-item>
      </text:list>
      <text:list xml:id="list6503902095746480709" text:style-name="L28">
        <text:list-item>
          <text:p text:style-name="P29">get_pos (function)</text:p>
        </text:list-item>
      </text:list>
      <text:list xml:id="list3371138533114568872" text:style-name="L29">
        <text:list-item>
          <text:p text:style-name="P30">to_integer_mat (function)</text:p>
        </text:list-item>
      </text:list>
      <text:list xml:id="list2985678602228400516" text:style-name="L30">
        <text:list-item>
          <text:p text:style-name="P31">is_NA_mat (function)</text:p>
        </text:list-item>
      </text:list>
      <text:p text:style-name="Standard"/>
      <text:p text:style-name="P1">3_word_tree.R</text:p>
      <text:p text:style-name="P2">Word tree class, giving a dataframe with results on (discrete) words.</text:p>
      <text:list xml:id="list3467749869768278626" text:style-name="L31">
        <text:list-item>
          <text:p text:style-name="P54">Word tree (class): define a word tree dataframe from voc, words_init, linfunc, x_init and x_integer_only</text:p>
        </text:list-item>
      </text:list>
      <text:list xml:id="list3584089001109919861" text:style-name="L32">
        <text:list-item>
          <text:p text:style-name="P32">df_to_integer_df (function)</text:p>
        </text:list-item>
      </text:list>
      <text:list xml:id="list275778681265798354" text:style-name="L33">
        <text:list-item>
          <text:p text:style-name="P33">initialize (method)</text:p>
        </text:list-item>
      </text:list>
      <text:list xml:id="list125506148263263574" text:style-name="L34">
        <text:list-item>
          <text:p text:style-name="P34">add_letters (function)</text:p>
        </text:list-item>
      </text:list>
      <text:list xml:id="list4503681063766109306" text:style-name="L35">
        <text:list-item>
          <text:p text:style-name="P35">add_linfunc (function)</text:p>
        </text:list-item>
      </text:list>
      <text:list xml:id="list8525410485783898591" text:style-name="L36">
        <text:list-item>
          <text:p text:style-name="P36">add_values (function)</text:p>
        </text:list-item>
      </text:list>
      <text:list xml:id="list552886233924345997" text:style-name="L37">
        <text:list-item>
          <text:p text:style-name="P61">push (method): pushing one more letter</text:p>
        </text:list-item>
      </text:list>
      <text:list xml:id="list1487783870566431904" text:style-name="L38">
        <text:list-item>
          <text:p text:style-name="P55">pushn (method): pushing n more letters</text:p>
        </text:list-item>
      </text:list>
      <text:list xml:id="list371947460369144398" text:style-name="L39">
        <text:list-item>
          <text:p text:style-name="P37">signature_func (function)</text:p>
        </text:list-item>
      </text:list>
      <text:list xml:id="list1779156366387058326" text:style-name="L40">
        <text:list-item>
          <text:p text:style-name="P56">add_signature (method): Add the (m, n) of words as dataframe columns</text:p>
        </text:list-item>
      </text:list>
      <text:list xml:id="list7691607617286216230" text:style-name="L41">
        <text:list-item>
          <text:p text:style-name="P57">add_coeffs (method): Add slope, intercept, fixed points as dataframe columns</text:p>
        </text:list-item>
      </text:list>
      <text:p text:style-name="Standard"/>
      <text:p text:style-name="P1">4_word2coordinates.R</text:p>
      <text:p text:style-name="P2">Convert words to vector of coordinates, i.e. not a single number but a vector. This is not directly related with the linear composition problem, but can be used after for trajectories.</text:p>
      <text:list xml:id="list695872827858424756" text:style-name="L42">
        <text:list-item>
          <text:p text:style-name="P38">voc_unique_func (function)</text:p>
        </text:list-item>
      </text:list>
      <text:list xml:id="list8556451161702338533" text:style-name="L43">
        <text:list-item>
          <text:p text:style-name="P39">voc_lower_func (function)</text:p>
        </text:list-item>
      </text:list>
      <text:list xml:id="list8185191310694855054" text:style-name="L44">
        <text:list-item>
          <text:p text:style-name="P40">voc_upper_func (function)</text:p>
        </text:list-item>
      </text:list>
      <text:list xml:id="list1229882811513199433" text:style-name="L45">
        <text:list-item>
          <text:p text:style-name="P41">voc2steps (function)</text:p>
        </text:list-item>
      </text:list>
      <text:list xml:id="list9146988538108392786" text:style-name="L46">
        <text:list-item>
          <text:p text:style-name="P62">walk_word (function): Define the path related to a word. This is useful to get trajectories of a word on the plane as a North-East path, this is done after.</text:p>
        </text:list-item>
      </text:list>
      <text:list xml:id="list7518928961472060394" text:style-name="L47">
        <text:list-item>
          <text:p text:style-name="P42">coord_representation (function)</text:p>
        </text:list-item>
      </text:list>
      <text:list xml:id="list1281008572352031436" text:style-name="L48">
        <text:list-item>
          <text:p text:style-name="P43">coord_representation_n (function)</text:p>
        </text:list-item>
      </text:list>
      <text:list xml:id="list7328737913275832850" text:style-name="L49">
        <text:list-item>
          <text:p text:style-name="P63">compute_coord (method): Get a coordinate in a high dimension, this direction does not seems very good, because it is hard to work in this space, and no relation with the coefficients.</text:p>
        </text:list-item>
      </text:list>
      <text:p text:style-name="Standard"/>
      <text:p text:style-name="P1">5_word2index.R</text:p>
      <text:p text:style-name="P2">Convert words to index (as a natural number). This is not directly related with the linear composition problem, but can be useful to get an order on all the words.</text:p>
      <text:list xml:id="list5222229013545792235" text:style-name="L50">
        <text:list-item>
          <text:p text:style-name="P64">word2index (function): get a 'common' index of the words</text:p>
        </text:list-item>
      </text:list>
      <text:list xml:id="list5751495275351622467" text:style-name="L51">
        <text:list-item>
          <text:p text:style-name="P65"><text:soft-page-break/>add_common_index (method): add this 'common' index to the dataframe of a word tree</text:p>
        </text:list-item>
      </text:list>
      <text:list xml:id="list936043655851714438" text:style-name="L52">
        <text:list-item>
          <text:p text:style-name="P66">WISH (hard): word2index_signature function: an order of words suitable with the (m,n) signature of words</text:p>
        </text:list-item>
      </text:list>
      <text:list xml:id="list1918083410592525090" text:style-name="L53">
        <text:list-item>
          <text:p text:style-name="P67">WISH (easy): partial_order_on_words function: partial ordering of the words of the same length, which is exactly the order w1 &lt; w2 if the North-East trajectory of w1 is always greater or equal to w2. This leads to beautiful pictures, with squares, cubes and hypercubes.</text:p>
        </text:list-item>
        <text:list-item>
          <text:p text:style-name="P67">WISH (easy): partial_order_plotting function: the previous partial order plotted. Some works and results done here, but not transferred as a main function yet. Not a priority now.</text:p>
        </text:list-item>
      </text:list>
      <text:p text:style-name="Standard"/>
      <text:p text:style-name="P1">6_random_words.R</text:p>
      <text:p text:style-name="P2">Get a random word of a certain size, get random words.</text:p>
      <text:list xml:id="list4253013923006369091" text:style-name="L54">
        <text:list-item>
          <text:p text:style-name="P58">random_word (function)</text:p>
        </text:list-item>
      </text:list>
      <text:list xml:id="list8989480044479427646" text:style-name="L55">
        <text:list-item>
          <text:p text:style-name="P59">random_words (function)</text:p>
        </text:list-item>
      </text:list>
      <text:p text:style-name="Standard"/>
      <text:p text:style-name="P1">7_plot_trajectories.R</text:p>
      <text:p text:style-name="P2">Plot the trajectories. Plotting is only for toy purposes.</text:p>
      <text:list xml:id="list2998385552238486917" text:style-name="L56">
        <text:list-item>
          <text:p text:style-name="P68">trajectory_word (function): get the listing of the trajectory</text:p>
        </text:list-item>
      </text:list>
      <text:list xml:id="list5829759831252236936" text:style-name="L57">
        <text:list-item>
          <text:p text:style-name="P44">trajectory_word_ready_to_plot (function): just a helper function for plotting</text:p>
        </text:list-item>
      </text:list>
      <text:list xml:id="list8871731841716944943" text:style-name="L58">
        <text:list-item>
          <text:p text:style-name="P69">plot_path_word (function): plot the trajectory of a word.</text:p>
        </text:list-item>
      </text:list>
      <text:list xml:id="list1824801286437977739" text:style-name="L59">
        <text:list-item>
          <text:p text:style-name="P70">plot_path_multiple_words (function): plot the trajectories of multiple words</text:p>
        </text:list-item>
      </text:list>
      <text:p text:style-name="Standard"/>
      <text:p text:style-name="P1">8_plot_trees.R</text:p>
      <text:p text:style-name="P2">Plot the trees of words. Only for toy purposes.</text:p>
      <text:list xml:id="list6247416476329523127" text:style-name="L60">
        <text:list-item>
          <text:p text:style-name="P45">remove_first_charact (function)</text:p>
        </text:list-item>
      </text:list>
      <text:list xml:id="list1686968790445957057" text:style-name="L61">
        <text:list-item>
          <text:p text:style-name="P46">remove_last_charact (function)</text:p>
        </text:list-item>
      </text:list>
      <text:list xml:id="list3339134979084670203" text:style-name="L62">
        <text:list-item>
          <text:p text:style-name="P60">get_parents (function): get parents of a word or of multiple words. The feature get_parents(w, 0) allows to do not iterate, e.g. "ffg" giving "fg".</text:p>
        </text:list-item>
      </text:list>
      <text:list xml:id="list5919481878970668710" text:style-name="L63">
        <text:list-item>
          <text:p text:style-name="P71">plot_tree (function): plot the tree of a dataframe obtained with get_parents</text:p>
        </text:list-item>
      </text:list>
      <text:p text:style-name="Standard"/>
      <text:p text:style-name="Standard"/>
      <text:p text:style-name="Standard">9_continuou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Lucida Console" svg:font-family="'Lucida Console'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M12S</meta:editing-duration>
    <meta:editing-cycles>62</meta:editing-cycles>
    <meta:generator>OpenOffice/4.1.1$Win32 OpenOffice.org_project/411m6$Build-9775</meta:generator>
    <dc:date>2018-02-27T21:10:25.57</dc:date>
    <dc:creator>xi xi</dc:creator>
    <meta:document-statistic meta:table-count="0" meta:image-count="0" meta:object-count="0" meta:page-count="3" meta:paragraph-count="100" meta:word-count="905" meta:character-count="5649"/>
    <meta:user-defined meta:name="Info 1"/>
    <meta:user-defined meta:name="Info 2"/>
    <meta:user-defined meta:name="Info 3"/>
    <meta:user-defined meta:name="Info 4"/>
  </office:meta>
</office:document-meta>
</file>